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2" manifest:media-type="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OpenSymbol" svg:font-family="OpenSymbol" style:font-pitch="variable" style:font-charset="x-symbol"/>
    <style:font-face style:name="StarSymbol" svg:font-family="StarSymbol"/>
    <style:font-face style:name="Tahoma3" svg:font-family="Tahoma"/>
    <style:font-face style:name="Gothic" svg:font-family="Gothic" style:font-pitch="variable"/>
    <style:font-face style:name="Lucida Sans Unicode1" svg:font-family="'Lucida Sans Unicode'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8.5cm" fo:margin-left="0.499cm" table:align="left" style:writing-mode="lr-tb"/>
    </style:style>
    <style:style style:name="Tableau1.A" style:family="table-column">
      <style:table-column-properties style:column-width="1.062cm"/>
    </style:style>
    <style:style style:name="Tableau1.C" style:family="table-column">
      <style:table-column-properties style:column-width="1.064cm"/>
    </style:style>
    <style:style style:name="Tableau1.A1" style:family="table-cell">
      <style:table-cell-properties style:vertical-align="middle" fo:background-color="transparent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au1.H1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leau1.H2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2" style:family="paragraph" style:parent-style-name="Standard">
      <style:text-properties officeooo:paragraph-rsid="001e4b7b"/>
    </style:style>
    <style:style style:name="P3" style:family="paragraph" style:parent-style-name="Standard">
      <style:text-properties officeooo:rsid="001d25e9" officeooo:paragraph-rsid="001e4b7b"/>
    </style:style>
    <style:style style:name="P4" style:family="paragraph" style:parent-style-name="Standard">
      <style:text-properties officeooo:rsid="002141f4" officeooo:paragraph-rsid="002141f4"/>
    </style:style>
    <style:style style:name="P5" style:family="paragraph" style:parent-style-name="Standard">
      <style:text-properties officeooo:rsid="002141f4" officeooo:paragraph-rsid="00229bd0"/>
    </style:style>
    <style:style style:name="P6" style:family="paragraph" style:parent-style-name="Standard">
      <style:text-properties fo:font-style="italic" officeooo:rsid="00208eb8" officeooo:paragraph-rsid="0024d33c" style:font-style-asian="italic" style:font-style-complex="italic"/>
    </style:style>
    <style:style style:name="P7" style:family="paragraph" style:parent-style-name="Standard">
      <style:text-properties officeooo:paragraph-rsid="003824cb"/>
    </style:style>
    <style:style style:name="P8" style:family="paragraph" style:parent-style-name="Standard">
      <style:paragraph-properties fo:text-align="center" style:justify-single-word="false"/>
      <style:text-properties style:font-name="Times New Roman" officeooo:paragraph-rsid="003824cb"/>
    </style:style>
    <style:style style:name="P9" style:family="paragraph" style:parent-style-name="Standard">
      <style:paragraph-properties fo:margin-top="0cm" fo:margin-bottom="0.199cm" loext:contextual-spacing="false" fo:text-align="center" style:justify-single-word="false"/>
      <style:text-properties officeooo:paragraph-rsid="001e4b7b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824cb" officeooo:paragraph-rsid="003824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officeooo:rsid="003824cb" officeooo:paragraph-rsid="003824c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3" style:family="paragraph" style:parent-style-name="Standard" style:list-style-name="Exos"/>
    <style:style style:name="P14" style:family="paragraph" style:parent-style-name="Standard" style:list-style-name="Exos">
      <style:text-properties officeooo:paragraph-rsid="003824cb"/>
    </style:style>
    <style:style style:name="P15" style:family="paragraph" style:parent-style-name="Standard" style:list-style-name="Exos">
      <style:text-properties officeooo:paragraph-rsid="00137c1b"/>
    </style:style>
    <style:style style:name="P16" style:family="paragraph" style:parent-style-name="Standard" style:list-style-name="Exos">
      <style:text-properties officeooo:paragraph-rsid="001e4b7b"/>
    </style:style>
    <style:style style:name="P17" style:family="paragraph" style:parent-style-name="Standard" style:list-style-name="Exos">
      <style:text-properties officeooo:paragraph-rsid="00193de1"/>
    </style:style>
    <style:style style:name="P18" style:family="paragraph" style:parent-style-name="Standard" style:list-style-name="Exos">
      <style:text-properties officeooo:paragraph-rsid="00201180"/>
    </style:style>
    <style:style style:name="P19" style:family="paragraph" style:parent-style-name="Standard" style:list-style-name="Exos">
      <style:text-properties officeooo:paragraph-rsid="00208eb8"/>
    </style:style>
    <style:style style:name="P20" style:family="paragraph" style:parent-style-name="Standard" style:list-style-name="Exos">
      <style:text-properties officeooo:paragraph-rsid="00292006"/>
    </style:style>
    <style:style style:name="P21" style:family="paragraph" style:parent-style-name="Standard" style:list-style-name="Exos">
      <style:text-properties officeooo:paragraph-rsid="00229bd0"/>
    </style:style>
    <style:style style:name="P22" style:family="paragraph" style:parent-style-name="Standard" style:list-style-name="Exos">
      <style:text-properties officeooo:paragraph-rsid="0024d33c"/>
    </style:style>
    <style:style style:name="P23" style:family="paragraph" style:parent-style-name="Standard" style:list-style-name="Exos">
      <style:text-properties officeooo:paragraph-rsid="0025e1f8"/>
    </style:style>
    <style:style style:name="P24" style:family="paragraph" style:parent-style-name="Standard" style:list-style-name="Exos">
      <style:text-properties officeooo:paragraph-rsid="002668f1"/>
    </style:style>
    <style:style style:name="P25" style:family="paragraph" style:parent-style-name="Standard" style:list-style-name="Exos">
      <style:text-properties officeooo:paragraph-rsid="0026f242"/>
    </style:style>
    <style:style style:name="P26" style:family="paragraph" style:parent-style-name="Standard" style:list-style-name="Exos">
      <style:text-properties fo:font-style="normal" officeooo:rsid="003449fd" officeooo:paragraph-rsid="003449fd" style:font-style-asian="normal" style:font-style-complex="normal"/>
    </style:style>
    <style:style style:name="P27" style:family="paragraph" style:parent-style-name="Standard" style:list-style-name="Exos">
      <style:text-properties fo:font-style="normal" style:font-style-asian="normal" style:font-style-complex="normal"/>
    </style:style>
    <style:style style:name="P28" style:family="paragraph" style:parent-style-name="Standard" style:list-style-name="Exos">
      <style:text-properties fo:font-style="normal" officeooo:paragraph-rsid="00208eb8" style:font-style-asian="normal" style:font-style-complex="normal"/>
    </style:style>
    <style:style style:name="P29" style:family="paragraph" style:parent-style-name="Standard" style:list-style-name="Exos">
      <style:text-properties fo:font-style="normal" officeooo:rsid="0026f242" officeooo:paragraph-rsid="0026f242" style:font-style-asian="normal" style:font-style-complex="normal"/>
    </style:style>
    <style:style style:name="P30" style:family="paragraph" style:parent-style-name="Standard" style:list-style-name="Exos">
      <style:text-properties officeooo:rsid="00137c1b" officeooo:paragraph-rsid="00137c1b"/>
    </style:style>
    <style:style style:name="P31" style:family="paragraph" style:parent-style-name="Standard" style:list-style-name="Exos">
      <style:text-properties officeooo:rsid="002141f4" officeooo:paragraph-rsid="002141f4"/>
    </style:style>
    <style:style style:name="P32" style:family="paragraph" style:parent-style-name="Standard" style:list-style-name="Exos">
      <style:text-properties officeooo:rsid="0026f242" officeooo:paragraph-rsid="0026f242"/>
    </style:style>
    <style:style style:name="P33" style:family="paragraph" style:parent-style-name="Heading_20_1" style:master-page-name="Standard">
      <style:paragraph-properties style:page-number="auto" fo:padding="0cm" fo:border="none" style:shadow="none">
        <style:tab-stops>
          <style:tab-stop style:position="27.684cm" style:type="right"/>
        </style:tab-stops>
      </style:paragraph-properties>
      <style:text-properties fo:font-size="19pt" fo:language="fr" fo:country="FR" style:font-size-asian="19pt" style:font-size-complex="19pt"/>
    </style:style>
    <style:style style:name="P34" style:family="paragraph" style:parent-style-name="Exos" style:list-style-name="Exos"/>
    <style:style style:name="P35" style:family="paragraph" style:parent-style-name="Exos" style:list-style-name="Exos">
      <style:text-properties officeooo:paragraph-rsid="003824cb"/>
    </style:style>
    <style:style style:name="P36" style:family="paragraph" style:parent-style-name="Exos" style:list-style-name="Exos">
      <style:text-properties officeooo:paragraph-rsid="001e4b7b"/>
    </style:style>
    <style:style style:name="P37" style:family="paragraph" style:parent-style-name="Exos" style:list-style-name="Exos">
      <style:text-properties officeooo:paragraph-rsid="00229bd0"/>
    </style:style>
    <style:style style:name="P38" style:family="paragraph" style:parent-style-name="Exos" style:list-style-name="Exos">
      <style:text-properties officeooo:paragraph-rsid="0024d33c"/>
    </style:style>
    <style:style style:name="P39" style:family="paragraph" style:parent-style-name="Exos" style:list-style-name="Exos">
      <style:paragraph-properties fo:break-before="column"/>
      <style:text-properties officeooo:paragraph-rsid="00201180"/>
    </style:style>
    <style:style style:name="P4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P4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" fo:font-size="15.1999998092651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15.1999998092651pt" style:font-style-asian="normal" style:font-weight-asian="normal" style:font-name-complex="Arial" style:font-size-complex="15.1999998092651pt" style:font-style-complex="normal" style:font-weight-complex="normal" style:text-emphasize="none" style:text-scale="100%" style:font-relief="none" style:text-overline-style="none" style:text-overline-color="font-color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OpenSymbol1"/>
    </style:style>
    <style:style style:name="T2" style:family="text">
      <style:text-properties style:font-name="OpenSymbol"/>
    </style:style>
    <style:style style:name="T3" style:family="text">
      <style:text-properties style:font-name="OpenSymbol" officeooo:rsid="001e0674"/>
    </style:style>
    <style:style style:name="T4" style:family="text">
      <style:text-properties style:font-name="OpenSymbol" officeooo:rsid="00229bd0"/>
    </style:style>
    <style:style style:name="T5" style:family="text">
      <style:text-properties style:font-name="OpenSymbol" officeooo:rsid="00201180"/>
    </style:style>
    <style:style style:name="T6" style:family="text">
      <style:text-properties fo:language="fr" fo:country="FR"/>
    </style:style>
    <style:style style:name="T7" style:family="text">
      <style:text-properties fo:language="fr" fo:country="FR" fo:font-style="italic" style:font-style-asian="italic" style:font-style-complex="italic"/>
    </style:style>
    <style:style style:name="T8" style:family="text">
      <style:text-properties fo:font-style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37c1b" style:font-style-asian="italic" style:font-style-complex="italic"/>
    </style:style>
    <style:style style:name="T11" style:family="text">
      <style:text-properties fo:font-style="italic" officeooo:rsid="00193de1" style:font-style-asian="italic" style:font-style-complex="italic"/>
    </style:style>
    <style:style style:name="T12" style:family="text">
      <style:text-properties fo:font-style="italic" officeooo:rsid="0019a292" style:font-style-asian="italic" style:font-style-complex="italic"/>
    </style:style>
    <style:style style:name="T13" style:family="text">
      <style:text-properties fo:font-style="italic" officeooo:rsid="001d25e9" style:font-style-asian="italic" style:font-style-complex="italic"/>
    </style:style>
    <style:style style:name="T14" style:family="text">
      <style:text-properties fo:font-style="italic" officeooo:rsid="00201180" style:font-style-asian="italic" style:font-style-complex="italic"/>
    </style:style>
    <style:style style:name="T15" style:family="text">
      <style:text-properties fo:font-style="italic" officeooo:rsid="00208eb8" style:font-style-asian="italic" style:font-style-complex="italic"/>
    </style:style>
    <style:style style:name="T16" style:family="text">
      <style:text-properties fo:font-style="italic" officeooo:rsid="00229bd0" style:font-style-asian="italic" style:font-style-complex="italic"/>
    </style:style>
    <style:style style:name="T17" style:family="text">
      <style:text-properties fo:font-style="italic" officeooo:rsid="0025e1f8" style:font-style-asian="italic" style:font-style-complex="italic"/>
    </style:style>
    <style:style style:name="T18" style:family="text">
      <style:text-properties fo:font-style="italic" officeooo:rsid="002668f1" style:font-style-asian="italic" style:font-style-complex="italic"/>
    </style:style>
    <style:style style:name="T19" style:family="text">
      <style:text-properties fo:font-style="italic" officeooo:rsid="0026f242" style:font-style-asian="italic" style:font-style-complex="italic"/>
    </style:style>
    <style:style style:name="T20" style:family="text">
      <style:text-properties fo:font-style="italic" officeooo:rsid="00292006" style:font-style-asian="italic" style:font-style-complex="italic"/>
    </style:style>
    <style:style style:name="T21" style:family="text">
      <style:text-properties fo:font-style="italic" officeooo:rsid="00137c1b"/>
    </style:style>
    <style:style style:name="T22" style:family="text">
      <style:text-properties fo:font-style="italic" officeooo:rsid="00193de1"/>
    </style:style>
    <style:style style:name="T23" style:family="text">
      <style:text-properties fo:font-style="italic" officeooo:rsid="00201180"/>
    </style:style>
    <style:style style:name="T24" style:family="text">
      <style:text-properties fo:font-style="italic" officeooo:rsid="0026f242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137c1b" style:font-style-asian="normal" style:font-style-complex="normal"/>
    </style:style>
    <style:style style:name="T27" style:family="text">
      <style:text-properties fo:font-style="normal" officeooo:rsid="00193de1" style:font-style-asian="normal" style:font-style-complex="normal"/>
    </style:style>
    <style:style style:name="T28" style:family="text">
      <style:text-properties fo:font-style="normal" officeooo:rsid="0019a292" style:font-style-asian="normal" style:font-style-complex="normal"/>
    </style:style>
    <style:style style:name="T29" style:family="text">
      <style:text-properties fo:font-style="normal" officeooo:rsid="001d25e9" style:font-style-asian="normal" style:font-style-complex="normal"/>
    </style:style>
    <style:style style:name="T30" style:family="text">
      <style:text-properties fo:font-style="normal" officeooo:rsid="00201180" style:font-style-asian="normal" style:font-style-complex="normal"/>
    </style:style>
    <style:style style:name="T31" style:family="text">
      <style:text-properties fo:font-style="normal" officeooo:rsid="00208eb8" style:font-style-asian="normal" style:font-style-complex="normal"/>
    </style:style>
    <style:style style:name="T32" style:family="text">
      <style:text-properties fo:font-style="normal" officeooo:rsid="00224077" style:font-style-asian="normal" style:font-style-complex="normal"/>
    </style:style>
    <style:style style:name="T33" style:family="text">
      <style:text-properties fo:font-style="normal" officeooo:rsid="00229bd0" style:font-style-asian="normal" style:font-style-complex="normal"/>
    </style:style>
    <style:style style:name="T34" style:family="text">
      <style:text-properties fo:font-style="normal" officeooo:rsid="00239bc8" style:font-style-asian="normal" style:font-style-complex="normal"/>
    </style:style>
    <style:style style:name="T35" style:family="text">
      <style:text-properties fo:font-style="normal" officeooo:rsid="0024d33c" style:font-style-asian="normal" style:font-style-complex="normal"/>
    </style:style>
    <style:style style:name="T36" style:family="text">
      <style:text-properties fo:font-style="normal" officeooo:rsid="0025e1f8" style:font-style-asian="normal" style:font-style-complex="normal"/>
    </style:style>
    <style:style style:name="T37" style:family="text">
      <style:text-properties fo:font-style="normal" officeooo:rsid="002668f1" style:font-style-asian="normal" style:font-style-complex="normal"/>
    </style:style>
    <style:style style:name="T38" style:family="text">
      <style:text-properties fo:font-style="normal" officeooo:rsid="0026f242" style:font-style-asian="normal" style:font-style-complex="normal"/>
    </style:style>
    <style:style style:name="T39" style:family="text">
      <style:text-properties fo:font-style="normal" officeooo:rsid="0035772e" style:font-style-asian="normal" style:font-style-complex="normal"/>
    </style:style>
    <style:style style:name="T40" style:family="text">
      <style:text-properties style:text-position="super 58%" officeooo:rsid="00193de1"/>
    </style:style>
    <style:style style:name="T41" style:family="text">
      <style:text-properties style:text-position="super 58%" officeooo:rsid="00201180"/>
    </style:style>
    <style:style style:name="T42" style:family="text">
      <style:text-properties officeooo:rsid="00137c1b"/>
    </style:style>
    <style:style style:name="T43" style:family="text">
      <style:text-properties officeooo:rsid="00170b0c"/>
    </style:style>
    <style:style style:name="T44" style:family="text">
      <style:text-properties officeooo:rsid="00193de1"/>
    </style:style>
    <style:style style:name="T45" style:family="text">
      <style:text-properties officeooo:rsid="0019a292"/>
    </style:style>
    <style:style style:name="T46" style:family="text">
      <style:text-properties officeooo:rsid="001d25e9"/>
    </style:style>
    <style:style style:name="T47" style:family="text">
      <style:text-properties officeooo:rsid="00201180"/>
    </style:style>
    <style:style style:name="T48" style:family="text">
      <style:text-properties officeooo:rsid="00208eb8"/>
    </style:style>
    <style:style style:name="T49" style:family="text">
      <style:text-properties officeooo:rsid="002141f4"/>
    </style:style>
    <style:style style:name="T50" style:family="text">
      <style:text-properties officeooo:rsid="00229bd0"/>
    </style:style>
    <style:style style:name="T51" style:family="text">
      <style:text-properties officeooo:rsid="0024d33c"/>
    </style:style>
    <style:style style:name="T52" style:family="text">
      <style:text-properties officeooo:rsid="002668f1"/>
    </style:style>
    <style:style style:name="T53" style:family="text">
      <style:text-properties officeooo:rsid="0026f242"/>
    </style:style>
    <style:style style:name="T54" style:family="text">
      <style:text-properties officeooo:rsid="00292006"/>
    </style:style>
    <style:style style:name="T5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normal" officeooo:rsid="003824c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824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7" style:family="text">
      <style:text-properties officeooo:rsid="0036e1c5"/>
    </style:style>
    <style:style style:name="T58" style:family="text">
      <style:text-properties officeooo:rsid="003824cb"/>
    </style:style>
    <style:style style:name="T59" style:family="text">
      <style:text-properties officeooo:rsid="003864a4"/>
    </style:style>
    <style:style style:name="T60" style:family="text">
      <style:text-properties officeooo:rsid="003cd9f1"/>
    </style:style>
    <style:style style:name="T61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15.1999998092651pt" style:font-style-asian="normal" style:font-weight-asian="normal" style:font-name-complex="Arial" style:font-size-complex="15.1999998092651pt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style:use-window-font-color="true" style:text-outline="false" style:text-line-through-style="none" style:text-line-through-type="none" style:text-position="sub 80%" style:font-name="Liberation Sans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writing-mode="lr-tb" style:editable="false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Dashed_20__28_var_29__20_78" svg:stroke-width="0.041cm" svg:stroke-color="#000000" draw:marker-start="Arrow" draw:marker-start-width="0.15cm" draw:marker-start-center="false" draw:marker-end="" draw:marker-end-width="0.15cm" draw:marker-end-center="false" draw:stroke-linejoin="round" svg:stroke-linecap="butt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79" svg:stroke-width="0.041cm" svg:stroke-color="#000000" draw:marker-start="" draw:marker-start-width="0.199cm" draw:marker-start-center="false" draw:marker-end="Arrow" draw:marker-end-width="0.15cm" draw:marker-end-center="false" draw:stroke-linejoin="round" svg:stroke-linecap="butt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80" svg:stroke-width="0.041cm" svg:stroke-color="#000000" draw:marker-start="" draw:marker-start-width="0.199cm" draw:marker-start-center="false" draw:marker-end="" draw:marker-end-width="0.199cm" draw:marker-end-center="false" draw:stroke-linejoin="round" svg:stroke-linecap="butt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false" style:shrink-to-fit="false" fo:min-height="0.407cm" fo:min-width="0.19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81" svg:stroke-width="0.041cm" svg:stroke-color="#000000" draw:marker-start="" draw:marker-start-width="0.199cm" draw:marker-start-center="false" draw:marker-end="" draw:marker-end-width="0.199cm" draw:marker-end-center="false" draw:stroke-linejoin="round" svg:stroke-linecap="butt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82" svg:stroke-width="0.041cm" svg:stroke-color="#000000" draw:marker-start="" draw:marker-start-width="0.199cm" draw:marker-start-center="false" draw:marker-end="" draw:marker-end-width="0.199cm" draw:marker-end-center="false" draw:stroke-linejoin="round" svg:stroke-linecap="butt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83" svg:stroke-width="0.041cm" svg:stroke-color="#000000" draw:marker-start="" draw:marker-start-width="0.199cm" draw:marker-start-center="false" draw:marker-end="" draw:marker-end-width="0.199cm" draw:marker-end-center="false" draw:stroke-linejoin="round" svg:stroke-linecap="butt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84" svg:stroke-width="0.041cm" svg:stroke-color="#000000" draw:marker-start="" draw:marker-start-width="0.199cm" draw:marker-start-center="false" draw:marker-end="" draw:marker-end-width="0.199cm" draw:marker-end-center="false" draw:stroke-linejoin="round" svg:stroke-linecap="butt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85" svg:stroke-width="0.041cm" svg:stroke-color="#000000" draw:marker-start="" draw:marker-start-width="0.199cm" draw:marker-start-center="false" draw:marker-end="" draw:marker-end-width="0.199cm" draw:marker-end-center="false" draw:stroke-linejoin="round" svg:stroke-linecap="butt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86" svg:stroke-width="0.041cm" svg:stroke-color="#000000" draw:marker-start="" draw:marker-start-width="0.199cm" draw:marker-start-center="false" draw:marker-end="" draw:marker-end-width="0.199cm" draw:marker-end-center="false" draw:stroke-linejoin="round" svg:stroke-linecap="butt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ed_20__28_var_29__20_87" svg:stroke-width="0.041cm" svg:stroke-color="#000000" draw:marker-start="" draw:marker-start-width="0.199cm" draw:marker-start-center="false" draw:marker-end="" draw:marker-end-width="0.199cm" draw:marker-end-center="false" draw:stroke-linejoin="round" svg:stroke-linecap="butt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ed_20__28_var_29__20_88" svg:stroke-width="0.041cm" svg:stroke-color="#000000" draw:marker-start="" draw:marker-start-width="0.199cm" draw:marker-start-center="false" draw:marker-end="" draw:marker-end-width="0.199cm" draw:marker-end-center="false" draw:stroke-linejoin="round" svg:stroke-linecap="butt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false" style:shrink-to-fit="false" fo:min-height="0.407cm" fo:min-width="0.39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89" svg:stroke-width="0.041cm" svg:stroke-color="#000000" draw:marker-start="" draw:marker-start-width="0.199cm" draw:marker-start-center="false" draw:marker-end="" draw:marker-end-width="0.199cm" draw:marker-end-center="false" draw:stroke-linejoin="round" svg:stroke-linecap="butt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90" svg:stroke-width="0.041cm" svg:stroke-color="#000000" draw:marker-start="" draw:marker-start-width="0.199cm" draw:marker-start-center="false" draw:marker-end="" draw:marker-end-width="0.199cm" draw:marker-end-center="false" draw:stroke-linejoin="round" svg:stroke-linecap="butt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ed_20__28_var_29__20_91" svg:stroke-width="0.041cm" svg:stroke-color="#000000" draw:marker-start="" draw:marker-start-width="0.199cm" draw:marker-start-center="false" draw:marker-end="" draw:marker-end-width="0.199cm" draw:marker-end-center="false" draw:stroke-linejoin="round" svg:stroke-linecap="butt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ed_20__28_var_29__20_92" svg:stroke-width="0.041cm" svg:stroke-color="#000000" draw:marker-start="" draw:marker-start-width="0.199cm" draw:marker-start-center="false" draw:marker-end="" draw:marker-end-width="0.199cm" draw:marker-end-center="false" draw:stroke-linejoin="round" svg:stroke-linecap="butt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ed_20__28_var_29__20_93" svg:stroke-width="0.041cm" svg:stroke-color="#000000" draw:marker-start="" draw:marker-start-width="0.199cm" draw:marker-start-center="false" draw:marker-end="" draw:marker-end-width="0.199cm" draw:marker-end-center="false" draw:stroke-linejoin="round" svg:stroke-linecap="butt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94" svg:stroke-width="0.041cm" svg:stroke-color="#000000" draw:marker-start="" draw:marker-start-width="0.199cm" draw:marker-start-center="false" draw:marker-end="" draw:marker-end-width="0.199cm" draw:marker-end-center="false" draw:stroke-linejoin="round" svg:stroke-linecap="butt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ed_20__28_var_29__20_95" svg:stroke-width="0.041cm" svg:stroke-color="#000000" draw:marker-start="" draw:marker-start-width="0.199cm" draw:marker-start-center="false" draw:marker-end="" draw:marker-end-width="0.199cm" draw:marker-end-center="false" draw:stroke-linejoin="round" svg:stroke-linecap="butt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24" style:family="graphic">
      <style:graphic-properties style:run-through="foreground"/>
    </style:style>
    <style:style style:name="gr25" style:family="graphic">
      <style:graphic-properties draw:stroke="dash" draw:stroke-dash="Fine_20_Dashed" svg:stroke-width="0cm" svg:stroke-color="#000000" draw:marker-start="" draw:marker-start-width="0.079cm" draw:marker-start-center="false" draw:marker-end="" draw:marker-end-width="0.079cm" draw:marker-end-center="false" draw:stroke-linejoin="round" svg:stroke-linecap="butt" draw:fill="solid" draw:fill-color="#729fcf" draw:textarea-horizontal-align="center" draw:textarea-vertical-align="middle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96" svg:stroke-width="0.03cm" svg:stroke-color="#000000" draw:marker-start="" draw:marker-start-width="0.164cm" draw:marker-start-center="false" draw:marker-end="" draw:marker-end-width="0.164cm" draw:marker-end-center="false" draw:stroke-linejoin="round" svg:stroke-linecap="butt" draw:fill="solid" draw:fill-color="#729fcf" draw:textarea-horizontal-align="center" draw:textarea-vertical-align="middle" fo:padding-top="0.014cm" fo:padding-bottom="0.014cm" fo:padding-left="0.014cm" fo:padding-right="0.014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ed_20__28_var_29__20_97" svg:stroke-width="0.03cm" svg:stroke-color="#000000" draw:marker-start="" draw:marker-start-width="0.164cm" draw:marker-start-center="false" draw:marker-end="" draw:marker-end-width="0.164cm" draw:marker-end-center="false" draw:stroke-linejoin="round" svg:stroke-linecap="butt" draw:fill="solid" draw:fill-color="#729fcf" draw:textarea-horizontal-align="center" draw:textarea-vertical-align="middle" fo:padding-top="0.014cm" fo:padding-bottom="0.014cm" fo:padding-left="0.014cm" fo:padding-right="0.014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98" svg:stroke-width="0.03cm" svg:stroke-color="#000000" draw:marker-start="" draw:marker-start-width="0.164cm" draw:marker-start-center="false" draw:marker-end="" draw:marker-end-width="0.164cm" draw:marker-end-center="false" draw:stroke-linejoin="round" svg:stroke-linecap="butt" draw:fill="solid" draw:fill-color="#729fcf" draw:textarea-horizontal-align="center" draw:textarea-vertical-align="middle" fo:padding-top="0.014cm" fo:padding-bottom="0.014cm" fo:padding-left="0.014cm" fo:padding-right="0.014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619cm" fo:min-width="0.524cm" fo:padding-top="0.101cm" fo:padding-bottom="0.101cm" fo:padding-left="0.101cm" fo:padding-right="0.101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619cm" fo:min-width="0.416cm" fo:padding-top="0.101cm" fo:padding-bottom="0.101cm" fo:padding-left="0.101cm" fo:padding-right="0.101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619cm" fo:min-width="0.339cm" fo:padding-top="0.101cm" fo:padding-bottom="0.101cm" fo:padding-left="0.101cm" fo:padding-right="0.101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619cm" fo:min-width="0.18cm" fo:padding-top="0.101cm" fo:padding-bottom="0.101cm" fo:padding-left="0.101cm" fo:padding-right="0.101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407cm" fo:min-width="0.18cm" fo:padding-top="0.101cm" fo:padding-bottom="0.101cm" fo:padding-left="0.101cm" fo:padding-right="0.101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fonctions <text:span text:style-name="T43">1</text:span><text:tab/><text:span text:style-name="T60">4</text:span>.1</text:h>
      <text:p text:style-name="P1"/>
      <text:section text:style-name="Sect1" text:name="Section1">
        <text:list xml:id="list2189750125" text:style-name="Exos">
          <text:list-item>
            <text:p text:style-name="P35">On définit la fonction <text:span text:style-name="T9">f</text:span> <text:span text:style-name="T58"><text:s/></text:span>par : <text:span text:style-name="T8">x</text:span> <draw:g text:anchor-type="as-char" svg:y="-0.21cm" draw:z-index="14" draw:style-name="gr1"><draw:line draw:style-name="gr2" draw:text-style-name="P40" svg:x1="0cm" svg:y1="-0.001cm" svg:x2="0cm" svg:y2="0.169cm"><text:p/></draw:line><draw:line draw:style-name="gr2" draw:text-style-name="P40" svg:x1="0cm" svg:y1="0.083cm" svg:x2="0.45cm" svg:y2="0.083cm"><text:p/></draw:line><draw:line draw:style-name="gr2" draw:text-style-name="P40" svg:x1="0.449cm" svg:y1="0.084cm" svg:x2="0.373cm" svg:y2="-0.001cm"><text:p/></draw:line><draw:line draw:style-name="gr2" draw:text-style-name="P40" svg:x1="0.449cm" svg:y1="0.083cm" svg:x2="0.373cm" svg:y2="0.168cm"><text:p/></draw:line></draw:g><text:s/><draw:frame draw:style-name="fr1" draw:name="Objet3" text:anchor-type="as-char" svg:y="-0.619cm" svg:width="1.09cm" svg:height="0.998cm" draw:z-index="16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  <text:list>
              <text:list-item>
                <text:p text:style-name="P14">Déterminer <text:span text:style-name="T9">Df</text:span>, l'ensemble de définition de <text:span text:style-name="T9">f</text:span><text:span text:style-name="T25">.</text:span></text:p>
              </text:list-item>
              <text:list-item>
                <text:p text:style-name="P14">Calculer l<text:span text:style-name="T58">es </text:span>image<text:span text:style-name="T58">s</text:span> de <text:span text:style-name="T58">0 ; 1 et 3/2</text:span>.</text:p>
              </text:list-item>
              <text:list-item>
                <text:p text:style-name="P14">Déterminer le ou les antécédents de 0 et <text:span text:style-name="T59">1</text:span>.</text:p>
              </text:list-item>
              <text:list-item>
                <text:p text:style-name="P14">Tracer <text:span text:style-name="T9">Cf</text:span>.</text:p>
              </text:list-item>
            </text:list>
          </text:list-item>
        </text:list>
        <text:p text:style-name="P7"/>
        <text:list xml:id="list75805119208083" text:continue-numbering="true" text:style-name="Exos">
          <text:list-item>
            <text:p text:style-name="P35"><text:span text:style-name="T6">Soit </text:span><text:span text:style-name="T7">f</text:span> la fonction définie par <text:span text:style-name="T8">x</text:span> <draw:g text:anchor-type="as-char" svg:y="-0.21cm" draw:z-index="0" draw:style-name="gr1"><draw:line draw:style-name="gr2" draw:text-style-name="P40" svg:x1="0cm" svg:y1="-0.001cm" svg:x2="0cm" svg:y2="0.169cm"><text:p/></draw:line><draw:line draw:style-name="gr2" draw:text-style-name="P40" svg:x1="0cm" svg:y1="0.083cm" svg:x2="0.45cm" svg:y2="0.083cm"><text:p/></draw:line><draw:line draw:style-name="gr2" draw:text-style-name="P40" svg:x1="0.449cm" svg:y1="0.084cm" svg:x2="0.373cm" svg:y2="-0.001cm"><text:p/></draw:line><draw:line draw:style-name="gr2" draw:text-style-name="P40" svg:x1="0.449cm" svg:y1="0.083cm" svg:x2="0.373cm" svg:y2="0.168cm"><text:p/></draw:line></draw:g><text:s/><draw:frame draw:style-name="fr1" draw:name="Objet1" text:anchor-type="as-char" svg:y="-0.619cm" svg:width="1.224cm" svg:height="1.058cm" draw:z-index="1"><draw:object xlink:href="./Object 1" xlink:type="simple" xlink:show="embed" xlink:actuate="onLoad"/><draw:image xlink:href="./ObjectReplacements/Object 1" xlink:type="simple" xlink:show="embed" xlink:actuate="onLoad"/></draw:frame></text:p>
            <text:list>
              <text:list-item>
                <text:p text:style-name="P13">Déterminer <text:span text:style-name="T9">Df</text:span>, l'ensemble de définition de <text:span text:style-name="T9">f</text:span><text:span text:style-name="T25">.</text:span></text:p>
              </text:list-item>
              <text:list-item>
                <text:p text:style-name="P13"><text:span text:style-name="T26">Calculer</text:span><text:span text:style-name="T25"> les images de 0 ; –1 et </text:span><text:span text:style-name="T39">10</text:span><text:span text:style-name="T25">.</text:span></text:p>
              </text:list-item>
              <text:list-item>
                <text:p text:style-name="P26">Compléter le tableau de valeurs ci-dessous :</text:p>
              </text:list-item>
            </text:list>
          </text:list-item>
        </text:list>
        <table:table table:name="Tableau1" table:style-name="Tableau1">
          <table:table-column table:style-name="Tableau1.A" table:number-columns-repeated="2"/>
          <table:table-column table:style-name="Tableau1.C"/>
          <table:table-column table:style-name="Tableau1.A" table:number-columns-repeated="2"/>
          <table:table-column table:style-name="Tableau1.C"/>
          <table:table-column table:style-name="Tableau1.A"/>
          <table:table-column table:style-name="Tableau1.C"/>
          <table:table-row>
            <table:table-cell table:style-name="Tableau1.A1" office:value-type="string">
              <text:p text:style-name="P12">x</text:p>
            </table:table-cell>
            <table:table-cell table:style-name="Tableau1.A1" office:value-type="string">
              <text:p text:style-name="P10">0</text:p>
            </table:table-cell>
            <table:table-cell table:style-name="Tableau1.A1" office:value-type="string">
              <text:p text:style-name="P10">0,5</text:p>
            </table:table-cell>
            <table:table-cell table:style-name="Tableau1.A1" office:value-type="string">
              <text:p text:style-name="P10">0,8</text:p>
            </table:table-cell>
            <table:table-cell table:style-name="Tableau1.A1" office:value-type="string">
              <text:p text:style-name="P10">1,2</text:p>
            </table:table-cell>
            <table:table-cell table:style-name="Tableau1.A1" office:value-type="string">
              <text:p text:style-name="P10">1,5</text:p>
            </table:table-cell>
            <table:table-cell table:style-name="Tableau1.A1" office:value-type="string">
              <text:p text:style-name="P10">2</text:p>
            </table:table-cell>
            <table:table-cell table:style-name="Tableau1.H1" office:value-type="string">
              <text:p text:style-name="P10">3</text:p>
            </table:table-cell>
          </table:table-row>
          <table:table-row>
            <table:table-cell table:style-name="Tableau1.A2" office:value-type="string">
              <text:p text:style-name="P8"><text:span text:style-name="T55">f</text:span><text:span text:style-name="T56"> (</text:span><text:span text:style-name="T55">x</text:span><text:span text:style-name="T56">)</text:span></text:p>
            </table:table-cell>
            <table:table-cell table:style-name="Tableau1.A2" office:value-type="string">
              <text:p text:style-name="P11"/>
            </table:table-cell>
            <table:table-cell table:style-name="Tableau1.A2" office:value-type="string">
              <text:p text:style-name="P11"/>
            </table:table-cell>
            <table:table-cell table:style-name="Tableau1.A2" office:value-type="string">
              <text:p text:style-name="P11"/>
            </table:table-cell>
            <table:table-cell table:style-name="Tableau1.A2" office:value-type="string">
              <text:p text:style-name="P11"/>
            </table:table-cell>
            <table:table-cell table:style-name="Tableau1.A2" office:value-type="string">
              <text:p text:style-name="P11"/>
            </table:table-cell>
            <table:table-cell table:style-name="Tableau1.A2" office:value-type="string">
              <text:p text:style-name="P11"/>
            </table:table-cell>
            <table:table-cell table:style-name="Tableau1.H2" office:value-type="string">
              <text:p text:style-name="P11"/>
            </table:table-cell>
          </table:table-row>
        </table:table>
        <text:list xml:id="list75805129201788" text:continue-numbering="true" text:style-name="Exos">
          <text:list-item>
            <text:list>
              <text:list-item>
                <text:p text:style-name="P15"><text:span text:style-name="T25">Représenter graphiquement </text:span><text:span text:style-name="T9">f</text:span><text:span text:style-name="T25">.</text:span></text:p>
              </text:list-item>
              <text:list-item>
                <text:p text:style-name="P13"><text:span text:style-name="T59">Lire</text:span> graphiquement le ou les antécédents de 2.</text:p>
              </text:list-item>
              <text:list-item>
                <text:p text:style-name="P13">Déterminer par le calcul les antécédents de – <text:span text:style-name="T57">4/3</text:span>.</text:p>
              </text:list-item>
            </text:list>
          </text:list-item>
        </text:list>
        <text:p text:style-name="Standard"/>
        <text:list xml:id="list75805381090950" text:continue-numbering="true" text:style-name="Exos">
          <text:list-item>
            <text:p text:style-name="P36"><text:span text:style-name="T46">Soient </text:span><text:span text:style-name="T13">f</text:span><text:span text:style-name="T46">, </text:span><text:span text:style-name="T13">g</text:span><text:span text:style-name="T46"> et </text:span><text:span text:style-name="T13">h,</text:span><text:span text:style-name="T29"> 3 fonctions</text:span> <text:span text:style-name="T46">définies sur [0 ; 8]</text:span></text:p>
          </text:list-item>
        </text:list>
        <text:p text:style-name="P9"><draw:g text:anchor-type="as-char" draw:z-index="3" draw:style-name="gr3"><draw:line draw:style-name="gr4" draw:text-style-name="P41" svg:x1="0.449cm" svg:y1="0.311cm" svg:x2="0.449cm" svg:y2="5.472cm"><text:p/></draw:line><draw:line draw:style-name="gr5" draw:text-style-name="P41" svg:x1="0.441cm" svg:y1="3.015cm" svg:x2="6.889cm" svg:y2="3.015cm"><text:p/></draw:line><draw:line draw:style-name="gr6" draw:text-style-name="P41" svg:x1="0.449cm" svg:y1="3.015cm" svg:x2="0.449cm" svg:y2="3.074cm"><text:p/></draw:line><draw:frame draw:style-name="gr7" draw:text-style-name="P43" svg:width="0.2cm" svg:height="0.408cm" svg:x="1.087cm" svg:y="3.074cm"><draw:text-box><text:p text:style-name="P42"><text:span text:style-name="T61">1</text:span></text:p></draw:text-box></draw:frame><draw:line draw:style-name="gr8" draw:text-style-name="P41" svg:x1="1.19cm" svg:y1="3.015cm" svg:x2="1.19cm" svg:y2="3.074cm"><text:p/></draw:line><draw:frame draw:style-name="gr7" draw:text-style-name="P43" svg:width="0.2cm" svg:height="0.408cm" svg:x="1.827cm" svg:y="3.074cm"><draw:text-box><text:p text:style-name="P42"><text:span text:style-name="T61">2</text:span></text:p></draw:text-box></draw:frame><draw:line draw:style-name="gr9" draw:text-style-name="P41" svg:x1="1.929cm" svg:y1="3.015cm" svg:x2="1.929cm" svg:y2="3.074cm"><text:p/></draw:line><draw:frame draw:style-name="gr7" draw:text-style-name="P43" svg:width="0.2cm" svg:height="0.408cm" svg:x="2.566cm" svg:y="3.074cm"><draw:text-box><text:p text:style-name="P42"><text:span text:style-name="T61">3</text:span></text:p></draw:text-box></draw:frame><draw:line draw:style-name="gr10" draw:text-style-name="P41" svg:x1="2.67cm" svg:y1="3.015cm" svg:x2="2.67cm" svg:y2="3.074cm"><text:p/></draw:line><draw:frame draw:style-name="gr7" draw:text-style-name="P43" svg:width="0.2cm" svg:height="0.408cm" svg:x="3.307cm" svg:y="3.074cm"><draw:text-box><text:p text:style-name="P42"><text:span text:style-name="T61">4</text:span></text:p></draw:text-box></draw:frame><draw:line draw:style-name="gr11" draw:text-style-name="P41" svg:x1="3.41cm" svg:y1="3.015cm" svg:x2="3.41cm" svg:y2="3.074cm"><text:p/></draw:line><draw:frame draw:style-name="gr7" draw:text-style-name="P43" svg:width="0.2cm" svg:height="0.408cm" svg:x="4.046cm" svg:y="3.074cm"><draw:text-box><text:p text:style-name="P42"><text:span text:style-name="T61">5</text:span></text:p></draw:text-box></draw:frame><draw:line draw:style-name="gr12" draw:text-style-name="P41" svg:x1="4.151cm" svg:y1="3.015cm" svg:x2="4.151cm" svg:y2="3.074cm"><text:p/></draw:line><draw:frame draw:style-name="gr7" draw:text-style-name="P43" svg:width="0.2cm" svg:height="0.408cm" svg:x="4.785cm" svg:y="3.074cm"><draw:text-box><text:p text:style-name="P42"><text:span text:style-name="T61">6</text:span></text:p></draw:text-box></draw:frame><draw:line draw:style-name="gr13" draw:text-style-name="P41" svg:x1="4.89cm" svg:y1="3.015cm" svg:x2="4.89cm" svg:y2="3.074cm"><text:p/></draw:line><draw:frame draw:style-name="gr7" draw:text-style-name="P43" svg:width="0.2cm" svg:height="0.408cm" svg:x="5.526cm" svg:y="3.074cm"><draw:text-box><text:p text:style-name="P42"><text:span text:style-name="T61">7</text:span></text:p></draw:text-box></draw:frame><draw:line draw:style-name="gr14" draw:text-style-name="P41" svg:x1="5.631cm" svg:y1="3.015cm" svg:x2="5.631cm" svg:y2="3.074cm"><text:p/></draw:line><draw:frame draw:style-name="gr7" draw:text-style-name="P43" svg:width="0.2cm" svg:height="0.408cm" svg:x="6.269cm" svg:y="3.074cm"><draw:text-box><text:p text:style-name="P42"><text:span text:style-name="T61">8</text:span></text:p></draw:text-box></draw:frame><draw:line draw:style-name="gr15" draw:text-style-name="P41" svg:x1="6.371cm" svg:y1="3.015cm" svg:x2="6.371cm" svg:y2="3.074cm"><text:p/></draw:line><draw:frame draw:style-name="gr16" draw:text-style-name="P43" svg:width="0.396cm" svg:height="0.408cm" svg:x="0cm" svg:y="5.022cm"><draw:text-box><text:p text:style-name="P42"><text:span text:style-name="T61">–</text:span><text:span text:style-name="T61">3</text:span></text:p></draw:text-box></draw:frame><draw:line draw:style-name="gr17" draw:text-style-name="P41" svg:x1="0.39cm" svg:y1="5.212cm" svg:x2="0.45cm" svg:y2="5.212cm"><text:p/></draw:line><draw:frame draw:style-name="gr16" draw:text-style-name="P43" svg:width="0.396cm" svg:height="0.408cm" svg:x="0cm" svg:y="4.29cm"><draw:text-box><text:p text:style-name="P42"><text:span text:style-name="T61">–</text:span><text:span text:style-name="T61">2</text:span></text:p></draw:text-box></draw:frame><draw:line draw:style-name="gr18" draw:text-style-name="P41" svg:x1="0.39cm" svg:y1="4.48cm" svg:x2="0.45cm" svg:y2="4.48cm"><text:p/></draw:line><draw:frame draw:style-name="gr16" draw:text-style-name="P43" svg:width="0.396cm" svg:height="0.408cm" svg:x="0cm" svg:y="3.558cm"><draw:text-box><text:p text:style-name="P42"><text:span text:style-name="T61">–</text:span><text:span text:style-name="T61">1</text:span></text:p></draw:text-box></draw:frame><draw:line draw:style-name="gr19" draw:text-style-name="P41" svg:x1="0.39cm" svg:y1="3.748cm" svg:x2="0.45cm" svg:y2="3.748cm"><text:p/></draw:line><draw:frame draw:style-name="gr7" draw:text-style-name="P43" svg:width="0.2cm" svg:height="0.408cm" svg:x="0.071cm" svg:y="2.829cm"><draw:text-box><text:p text:style-name="P42"><text:span text:style-name="T61">0</text:span></text:p></draw:text-box></draw:frame><draw:line draw:style-name="gr20" draw:text-style-name="P41" svg:x1="0.39cm" svg:y1="3.015cm" svg:x2="0.45cm" svg:y2="3.015cm"><text:p/></draw:line><draw:frame draw:style-name="gr7" draw:text-style-name="P43" svg:width="0.2cm" svg:height="0.408cm" svg:x="0.071cm" svg:y="2.097cm"><draw:text-box><text:p text:style-name="P42"><text:span text:style-name="T61">1</text:span></text:p></draw:text-box></draw:frame><draw:line draw:style-name="gr21" draw:text-style-name="P41" svg:x1="0.39cm" svg:y1="2.284cm" svg:x2="0.45cm" svg:y2="2.284cm"><text:p/></draw:line><draw:frame draw:style-name="gr7" draw:text-style-name="P43" svg:width="0.2cm" svg:height="0.408cm" svg:x="0.071cm" svg:y="1.379cm"><draw:text-box><text:p text:style-name="P42"><text:span text:style-name="T61">2</text:span></text:p></draw:text-box></draw:frame><draw:line draw:style-name="gr22" draw:text-style-name="P41" svg:x1="0.39cm" svg:y1="1.553cm" svg:x2="0.45cm" svg:y2="1.553cm"><text:p/></draw:line><draw:frame draw:style-name="gr7" draw:text-style-name="P43" svg:width="0.2cm" svg:height="0.408cm" svg:x="0.071cm" svg:y="0.647cm"><draw:text-box><text:p text:style-name="P42"><text:span text:style-name="T61">3</text:span></text:p></draw:text-box></draw:frame><draw:line draw:style-name="gr23" draw:text-style-name="P41" svg:x1="0.39cm" svg:y1="0.822cm" svg:x2="0.45cm" svg:y2="0.822cm"><text:p/></draw:line><draw:g draw:style-name="gr24"><draw:line draw:style-name="gr25" draw:text-style-name="P41" svg:x1="1.19cm" svg:y1="0.282cm" svg:x2="1.19cm" svg:y2="5.477cm"><text:p/></draw:line><draw:line draw:style-name="gr25" draw:text-style-name="P41" svg:x1="1.929cm" svg:y1="0.282cm" svg:x2="1.929cm" svg:y2="5.477cm"><text:p/></draw:line><draw:line draw:style-name="gr25" draw:text-style-name="P41" svg:x1="2.67cm" svg:y1="0.282cm" svg:x2="2.67cm" svg:y2="5.477cm"><text:p/></draw:line><draw:line draw:style-name="gr25" draw:text-style-name="P41" svg:x1="3.41cm" svg:y1="0.282cm" svg:x2="3.41cm" svg:y2="5.477cm"><text:p/></draw:line><draw:line draw:style-name="gr25" draw:text-style-name="P41" svg:x1="4.151cm" svg:y1="0.282cm" svg:x2="4.151cm" svg:y2="5.477cm"><text:p/></draw:line><draw:line draw:style-name="gr25" draw:text-style-name="P41" svg:x1="4.89cm" svg:y1="0.282cm" svg:x2="4.89cm" svg:y2="5.477cm"><text:p/></draw:line><draw:line draw:style-name="gr25" draw:text-style-name="P41" svg:x1="5.631cm" svg:y1="0.282cm" svg:x2="5.631cm" svg:y2="5.477cm"><text:p/></draw:line><draw:line draw:style-name="gr25" draw:text-style-name="P41" svg:x1="6.371cm" svg:y1="0.282cm" svg:x2="6.371cm" svg:y2="5.477cm"><text:p/></draw:line><draw:line draw:style-name="gr25" draw:text-style-name="P41" svg:x1="0.449cm" svg:y1="0.822cm" svg:x2="6.919cm" svg:y2="0.822cm"><text:p/></draw:line><draw:line draw:style-name="gr25" draw:text-style-name="P41" svg:x1="0.449cm" svg:y1="1.553cm" svg:x2="6.919cm" svg:y2="1.553cm"><text:p/></draw:line><draw:line draw:style-name="gr25" draw:text-style-name="P41" svg:x1="0.449cm" svg:y1="2.284cm" svg:x2="6.919cm" svg:y2="2.284cm"><text:p/></draw:line><draw:line draw:style-name="gr25" draw:text-style-name="P41" svg:x1="0.449cm" svg:y1="3.748cm" svg:x2="6.919cm" svg:y2="3.748cm"><text:p/></draw:line><draw:line draw:style-name="gr25" draw:text-style-name="P41" svg:x1="0.449cm" svg:y1="4.48cm" svg:x2="6.919cm" svg:y2="4.48cm"><text:p/></draw:line><draw:line draw:style-name="gr25" draw:text-style-name="P41" svg:x1="0.449cm" svg:y1="5.212cm" svg:x2="6.919cm" svg:y2="5.212cm"><text:p/></draw:line></draw:g><draw:line draw:style-name="gr26" draw:text-style-name="P41" svg:x1="0.431cm" svg:y1="4.129cm" svg:x2="6.375cm" svg:y2="1.185cm"><text:p/></draw:line><draw:path draw:style-name="gr27" draw:text-style-name="P41" svg:width="5.921cm" svg:height="4.385cm" svg:x="0.45cm" svg:y="0.822cm" svg:viewBox="0 0 5922 4386" svg:d="M0 4386c247-487 529-958 740-1462 298-711 396-1504 740-2193 161-322 393-731 740-731 694 0 719 661 1481 1462 247 244 493 487 740 731 494 487 987 975 1481 1462"><text:p/></draw:path><draw:path draw:style-name="gr28" draw:text-style-name="P41" svg:width="5.911cm" svg:height="4.022cm" svg:x="0.45cm" svg:y="0.463cm" svg:viewBox="0 0 5912 4023" svg:d="M0 359c482 31 1089 344 1480 731 350 459 538 903 740 1462s202 1374 741 1462c684 111 1145-856 1480-1462 262-474 501-1065 740-1462s484-846 731-1090"><text:p/></draw:path><draw:frame draw:style-name="gr29" draw:text-style-name="P44" svg:width="0.726cm" svg:height="0.821cm" svg:x="6.414cm" svg:y="0.106cm"><draw:text-box><text:p text:style-name="P42"><text:span text:style-name="T62">C</text:span><text:span text:style-name="T63">h</text:span></text:p></draw:text-box></draw:frame><draw:frame draw:style-name="gr30" draw:text-style-name="P44" svg:width="0.618cm" svg:height="0.821cm" svg:x="6.433cm" svg:y="4.286cm"><draw:text-box><text:p text:style-name="P42"><text:span text:style-name="T62">C</text:span><text:span text:style-name="T63">g</text:span></text:p></draw:text-box></draw:frame><draw:frame draw:style-name="gr31" draw:text-style-name="P44" svg:width="0.541cm" svg:height="0.821cm" svg:x="6.421cm" svg:y="0.826cm"><draw:text-box><text:p text:style-name="P42"><text:span text:style-name="T62">C</text:span><text:span text:style-name="T63">f</text:span></text:p></draw:text-box></draw:frame><draw:frame draw:style-name="gr32" draw:text-style-name="P44" svg:width="0.382cm" svg:height="0.821cm" svg:x="6.643cm" svg:y="2.94cm"><draw:text-box><text:p text:style-name="P42"><text:span text:style-name="T62">x</text:span></text:p></draw:text-box></draw:frame><draw:frame draw:style-name="gr33" draw:text-style-name="P44" svg:width="0.382cm" svg:height="0.609cm" svg:x="0.018cm" svg:y="0cm"><draw:text-box><text:p text:style-name="P42"><text:span text:style-name="T62">y</text:span></text:p></draw:text-box></draw:frame></draw:g></text:p>
        <text:p text:style-name="P3">Résoudre graphiquement les inéquations suivantes :</text:p>
        <text:list xml:id="list75805693297449" text:continue-numbering="true" text:style-name="Exos">
          <text:list-item>
            <text:list>
              <text:list-item>
                <text:p text:style-name="P16"><text:span text:style-name="T13">f</text:span><text:span text:style-name="T46"> (</text:span><text:span text:style-name="T13">x</text:span><text:span text:style-name="T46">)</text:span> <text:span text:style-name="T2"></text:span> <text:span text:style-name="T9">g</text:span> (<text:span text:style-name="T9">x</text:span>)</text:p>
              </text:list-item>
              <text:list-item>
                <text:p text:style-name="P16"><text:span text:style-name="T9">g</text:span> (<text:span text:style-name="T9">x</text:span>) <text:span text:style-name="T2"></text:span> <text:span text:style-name="T9">h</text:span> (<text:span text:style-name="T9">x</text:span>)</text:p>
              </text:list-item>
              <text:list-item>
                <text:p text:style-name="P16"><text:span text:style-name="T13">f</text:span><text:span text:style-name="T46"> (</text:span><text:span text:style-name="T13">x</text:span><text:span text:style-name="T46">)</text:span> <text:span text:style-name="T2"></text:span> <text:span text:style-name="T9">g</text:span> (<text:span text:style-name="T9">x</text:span>) <text:span text:style-name="T2"></text:span> <text:span text:style-name="T9">h</text:span> (<text:span text:style-name="T9">x</text:span>)</text:p>
              </text:list-item>
              <text:list-item>
                <text:p text:style-name="P16"><text:span text:style-name="T13">f</text:span><text:span text:style-name="T46"> (</text:span><text:span text:style-name="T13">x</text:span><text:span text:style-name="T46">)</text:span> <text:span text:style-name="T3"></text:span> <text:span text:style-name="T9">g</text:span> (<text:span text:style-name="T9">x</text:span>) <text:span text:style-name="T3"></text:span> <text:span text:style-name="T9">h</text:span> (<text:span text:style-name="T9">x</text:span>)</text:p>
              </text:list-item>
            </text:list>
          </text:list-item>
        </text:list>
        <text:p text:style-name="P2"/>
        <text:list xml:id="list75804487710674" text:continue-numbering="true" text:style-name="Exos">
          <text:list-item>
            <text:p text:style-name="Exos">Soit la fonction <text:span text:style-name="T9">f</text:span> définie par <text:span text:style-name="T9">f</text:span> (<text:span text:style-name="T9">x</text:span>) = <draw:frame draw:style-name="fr1" draw:name="Objet2" text:anchor-type="as-char" svg:y="-0.621cm" svg:width="1.131cm" svg:height="1cm" draw:z-index="2"><draw:object xlink:href="./Object 2" xlink:type="simple" xlink:show="embed" xlink:actuate="onLoad"/><draw:image xlink:href="./ObjectReplacements/Object 2" xlink:type="simple" xlink:show="embed" xlink:actuate="onLoad"/></draw:frame></text:p>
            <text:list>
              <text:list-item>
                <text:p text:style-name="P13">Déterminer l'ensemble de définition de <text:span text:style-name="T9">f</text:span><text:span text:style-name="T25">.</text:span></text:p>
              </text:list-item>
              <text:list-item>
                <text:p text:style-name="P13"><text:span text:style-name="T25">Déterminer les images de 0</text:span> et 2<text:span text:style-name="T1"></text:span>.</text:p>
              </text:list-item>
              <text:list-item>
                <text:p text:style-name="P13">Déterminer le ou les antécédents de 2 et 0.</text:p>
              </text:list-item>
              <text:list-item>
                <text:p text:style-name="P13">Tracer la représentation graphique de <text:span text:style-name="T9">f</text:span>.</text:p>
              </text:list-item>
              <text:list-item>
                <text:p text:style-name="P15"><text:span text:style-name="T42">Résoudre graphiquement </text:span><text:span text:style-name="T10">f</text:span><text:span text:style-name="T42"> (</text:span><text:span text:style-name="T10">x</text:span><text:span text:style-name="T42">)</text:span> <text:span text:style-name="T42">= –3</text:span></text:p>
              </text:list-item>
              <text:list-item>
                <text:p text:style-name="P30">Résoudre par le calcul <text:span text:style-name="T9">f</text:span> (<text:span text:style-name="T9">x</text:span>) = –3</text:p>
              </text:list-item>
              <text:list-item>
                <text:p text:style-name="P15"><text:span text:style-name="T42">Résoudre graphiquement </text:span><text:span text:style-name="T10">f</text:span><text:span text:style-name="T42"> (</text:span><text:span text:style-name="T10">x</text:span><text:span text:style-name="T42">)</text:span> <text:span text:style-name="T42">&lt; –</text:span><text:span text:style-name="T21">x</text:span> <text:span text:style-name="T42">+ 3</text:span></text:p>
              </text:list-item>
            </text:list>
          </text:list-item>
        </text:list>
        <text:p text:style-name="Standard"/>
        <text:list xml:id="list75804026698433" text:continue-numbering="true" text:style-name="Exos">
          <text:list-item>
            <text:p text:style-name="P34">Soi<text:span text:style-name="T44">en</text:span>t <text:span text:style-name="T9">f</text:span> <text:span text:style-name="T44">et </text:span><text:span text:style-name="T11">g</text:span><text:span text:style-name="T44"> </text:span>l<text:span text:style-name="T44">es</text:span> fonction<text:span text:style-name="T44">s</text:span> définie<text:span text:style-name="T44">s</text:span> sur <text:span text:style-name="T44">[–4 ; 4]</text:span> par : <text:span text:style-name="T9">f</text:span> (<text:span text:style-name="T9">x</text:span>) = <text:span text:style-name="T44">(2 – </text:span><text:span text:style-name="T22">x</text:span><text:span text:style-name="T44">)(</text:span><text:span text:style-name="T11">x</text:span><text:span text:style-name="T40">2</text:span> <text:span text:style-name="T44">+ </text:span><text:span text:style-name="T22">x</text:span><text:span text:style-name="T44"> – 7) et </text:span><text:span text:style-name="T11">g</text:span><text:span text:style-name="T44"> (</text:span><text:span text:style-name="T11">x</text:span><text:span text:style-name="T44">)</text:span> <text:span text:style-name="T44">= 4 – </text:span><text:span text:style-name="T11">x</text:span><text:span text:style-name="T40">2</text:span></text:p>
            <text:list>
              <text:list-item>
                <text:p text:style-name="P27"><text:span text:style-name="T44">Représenter graphiquement </text:span><text:span text:style-name="T11">f</text:span><text:span text:style-name="T44"> et </text:span><text:span text:style-name="T11">g</text:span>.</text:p>
              </text:list-item>
              <text:list-item>
                <text:p text:style-name="P17"><text:span text:style-name="T27">Résoudre graphiquement </text:span><text:span text:style-name="T28">puis algébriquement</text:span><text:span text:style-name="T27"> </text:span><text:span text:style-name="T11">f</text:span><text:span text:style-name="T27"> (</text:span><text:span text:style-name="T11">x</text:span><text:span text:style-name="T27">)</text:span> <text:span text:style-name="T44">= </text:span><text:span text:style-name="T11">g</text:span><text:span text:style-name="T44"> (</text:span><text:span text:style-name="T11">x</text:span><text:span text:style-name="T44">)</text:span></text:p>
              </text:list-item>
              <text:list-item>
                <text:p text:style-name="P13"><text:span text:style-name="T25">R</text:span><text:span text:style-name="T28">ésoudre graphiquement </text:span><text:span text:style-name="T12">f</text:span><text:span text:style-name="T28"> (</text:span><text:span text:style-name="T12">x</text:span><text:span text:style-name="T28">)</text:span> <text:span text:style-name="T2"></text:span><text:span text:style-name="T45"> </text:span><text:span text:style-name="T12">g</text:span><text:span text:style-name="T45"> (</text:span><text:span text:style-name="T12">x</text:span><text:span text:style-name="T45">)</text:span></text:p>
              </text:list-item>
            </text:list>
          </text:list-item>
          <text:list-item>
            <text:p text:style-name="P39"><text:span text:style-name="T47">Soit </text:span><text:span text:style-name="T14">f</text:span> <text:span text:style-name="T47">la fonction définie par </text:span><text:span text:style-name="T23">x</text:span><text:span text:style-name="T47"> </text:span><text:span text:style-name="T47"><draw:g text:anchor-type="as-char" svg:y="-0.21cm" draw:z-index="4" draw:style-name="gr1"><draw:line draw:style-name="gr2" draw:text-style-name="P40" svg:x1="0cm" svg:y1="-0.001cm" svg:x2="0cm" svg:y2="0.169cm"><text:p/></draw:line><draw:line draw:style-name="gr2" draw:text-style-name="P40" svg:x1="0cm" svg:y1="0.083cm" svg:x2="0.45cm" svg:y2="0.083cm"><text:p/></draw:line><draw:line draw:style-name="gr2" draw:text-style-name="P40" svg:x1="0.449cm" svg:y1="0.084cm" svg:x2="0.373cm" svg:y2="-0.001cm"><text:p/></draw:line><draw:line draw:style-name="gr2" draw:text-style-name="P40" svg:x1="0.449cm" svg:y1="0.083cm" svg:x2="0.373cm" svg:y2="0.168cm"><text:p/></draw:line></draw:g></text:span><text:span text:style-name="T47"><text:s/></text:span><text:span text:style-name="T47"><draw:frame draw:style-name="fr1" draw:name="Objet6" text:anchor-type="as-char" svg:y="-0.621cm" svg:width="1.164cm" svg:height="1.06cm" draw:z-index="8"><draw:object xlink:href="./Object 3" xlink:type="simple" xlink:show="embed" xlink:actuate="onLoad"/><draw:image xlink:href="./ObjectReplacements/Object 3" xlink:type="simple" xlink:show="embed" xlink:actuate="onLoad"/></draw:frame></text:span></text:p>
            <text:list>
              <text:list-item>
                <text:p text:style-name="P18">Déterminer <text:span text:style-name="T9">Df</text:span>, l'ensemble de définition de <text:span text:style-name="T9">f</text:span><text:span text:style-name="T25">.</text:span></text:p>
              </text:list-item>
              <text:list-item>
                <text:p text:style-name="P18"><text:span text:style-name="T25">Représenter graphiquement </text:span><text:span text:style-name="T9">f</text:span><text:span text:style-name="T25">.</text:span></text:p>
              </text:list-item>
              <text:list-item>
                <text:p text:style-name="P18"><text:span text:style-name="T26">Calculer</text:span><text:span text:style-name="T25"> les images de </text:span><text:span text:style-name="T30">0</text:span> et <text:span text:style-name="T47">1</text:span>.</text:p>
              </text:list-item>
              <text:list-item>
                <text:p text:style-name="P28"><text:span text:style-name="T42">Calculer</text:span> les <text:span text:style-name="T48">antécédents</text:span> de <text:span text:style-name="T47">0</text:span> et <text:span text:style-name="T47">1</text:span>.</text:p>
              </text:list-item>
              <text:list-item>
                <text:p text:style-name="P19"><text:span text:style-name="T31">Résoudre graphiquement </text:span><text:span text:style-name="T32">puis algébriquement :</text:span><text:span text:style-name="T31"> </text:span><text:span text:style-name="T15">f</text:span><text:span text:style-name="T31"> (</text:span><text:span text:style-name="T15">x</text:span><text:span text:style-name="T31">)</text:span> <text:span text:style-name="T48">= </text:span><text:span text:style-name="T48"><draw:frame draw:style-name="fr1" draw:name="Objet7" text:anchor-type="as-char" svg:y="-0.621cm" svg:width="0.527cm" svg:height="1cm" draw:z-index="9"><draw:object xlink:href="./Object 4" xlink:type="simple" xlink:show="embed" xlink:actuate="onLoad"/><draw:image xlink:href="./ObjectReplacements/Object 4" xlink:type="simple" xlink:show="embed" xlink:actuate="onLoad"/></draw:frame></text:span></text:p>
              </text:list-item>
              <text:list-item>
                <text:p text:style-name="P31">Résoudre graphiquement<text:span text:style-name="T31"> </text:span><text:span text:style-name="T15">f</text:span><text:span text:style-name="T31"> (</text:span><text:span text:style-name="T15">x</text:span><text:span text:style-name="T31">)</text:span> &gt;<text:span text:style-name="T48"> </text:span><text:span text:style-name="T48"><draw:frame draw:style-name="fr1" draw:name="Objet8" text:anchor-type="as-char" svg:y="-0.621cm" svg:width="0.527cm" svg:height="1cm" draw:z-index="10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        </text:list-item>
              <text:list-item>
                <text:p text:style-name="P20"><text:span text:style-name="T54">Déduire de la courbe C</text:span><text:span text:style-name="T20">f</text:span> <text:span text:style-name="T54">un encadrement de </text:span><text:span text:style-name="T20">f</text:span><text:span text:style-name="T54"> (</text:span><text:span text:style-name="T20">x</text:span><text:span text:style-name="T54">)</text:span>.</text:p>
              </text:list-item>
            </text:list>
          </text:list-item>
        </text:list>
        <text:p text:style-name="P4"/>
        <text:list xml:id="list75804039611661" text:continue-numbering="true" text:style-name="Exos">
          <text:list-item>
            <text:p text:style-name="P37"><text:span text:style-name="T47">Soit </text:span><text:span text:style-name="T14">f</text:span> <text:span text:style-name="T47">la fonction définie par </text:span><text:span text:style-name="T23">x</text:span><text:span text:style-name="T47"> </text:span><text:span text:style-name="T47"><draw:g text:anchor-type="as-char" svg:y="-0.21cm" draw:z-index="5" draw:style-name="gr1"><draw:line draw:style-name="gr2" draw:text-style-name="P40" svg:x1="0cm" svg:y1="-0.001cm" svg:x2="0cm" svg:y2="0.169cm"><text:p/></draw:line><draw:line draw:style-name="gr2" draw:text-style-name="P40" svg:x1="0cm" svg:y1="0.083cm" svg:x2="0.45cm" svg:y2="0.083cm"><text:p/></draw:line><draw:line draw:style-name="gr2" draw:text-style-name="P40" svg:x1="0.449cm" svg:y1="0.084cm" svg:x2="0.373cm" svg:y2="-0.001cm"><text:p/></draw:line><draw:line draw:style-name="gr2" draw:text-style-name="P40" svg:x1="0.449cm" svg:y1="0.083cm" svg:x2="0.373cm" svg:y2="0.168cm"><text:p/></draw:line></draw:g></text:span><text:span text:style-name="T47"><text:s/></text:span><text:span text:style-name="T47"><draw:frame draw:style-name="fr1" draw:name="Objet9" text:anchor-type="as-char" svg:y="-0.681cm" svg:width="1.228cm" svg:height="1.06cm" draw:z-index="11"><draw:object xlink:href="./Object 6" xlink:type="simple" xlink:show="embed" xlink:actuate="onLoad"/><draw:image xlink:href="./ObjectReplacements/Object 6" xlink:type="simple" xlink:show="embed" xlink:actuate="onLoad"/></draw:frame></text:span><text:span text:style-name="T47"><text:line-break/>et </text:span><text:span text:style-name="T14">g</text:span> <text:span text:style-name="T50">la fonction définie sur </text:span><text:span text:style-name="T4">ℝ</text:span> <text:span text:style-name="T50">par </text:span><text:span text:style-name="T23">x</text:span><text:span text:style-name="T47"> </text:span><text:span text:style-name="T47"><draw:g text:anchor-type="as-char" svg:y="-0.21cm" draw:z-index="6" draw:style-name="gr1"><draw:line draw:style-name="gr2" draw:text-style-name="P40" svg:x1="0cm" svg:y1="-0.001cm" svg:x2="0cm" svg:y2="0.169cm"><text:p/></draw:line><draw:line draw:style-name="gr2" draw:text-style-name="P40" svg:x1="0cm" svg:y1="0.083cm" svg:x2="0.45cm" svg:y2="0.083cm"><text:p/></draw:line><draw:line draw:style-name="gr2" draw:text-style-name="P40" svg:x1="0.449cm" svg:y1="0.084cm" svg:x2="0.373cm" svg:y2="-0.001cm"><text:p/></draw:line><draw:line draw:style-name="gr2" draw:text-style-name="P40" svg:x1="0.449cm" svg:y1="0.083cm" svg:x2="0.373cm" svg:y2="0.168cm"><text:p/></draw:line></draw:g></text:span><text:span text:style-name="T47"><text:s/></text:span><text:span text:style-name="T14">x</text:span><text:span text:style-name="T41">2</text:span></text:p>
            <text:list>
              <text:list-item>
                <text:p text:style-name="P21">Déterminer <text:span text:style-name="T9">Df</text:span>, l'ensemble de définition de <text:span text:style-name="T9">f</text:span><text:span text:style-name="T25"> </text:span><text:span text:style-name="T33">et simplifier </text:span><text:span text:style-name="T34">l'expression</text:span><text:span text:style-name="T33"> </text:span><text:span text:style-name="T16">f</text:span><text:span text:style-name="T33"> (</text:span><text:span text:style-name="T16">x</text:span><text:span text:style-name="T33">).</text:span></text:p>
              </text:list-item>
              <text:list-item>
                <text:p text:style-name="P21"><text:span text:style-name="T25">Représenter graphiquement </text:span><text:span text:style-name="T9">f</text:span><text:span text:style-name="T25"> </text:span><text:span text:style-name="T33">et </text:span><text:span text:style-name="T16">g</text:span>.</text:p>
              </text:list-item>
              <text:list-item>
                <text:p text:style-name="P21"><text:span text:style-name="T31">Résoudre </text:span><text:span text:style-name="T15">f</text:span><text:span text:style-name="T31"> (</text:span><text:span text:style-name="T15">x</text:span><text:span text:style-name="T31">)</text:span> <text:span text:style-name="T48">= 2</text:span></text:p>
              </text:list-item>
              <text:list-item>
                <text:p text:style-name="P21"><text:span text:style-name="T49">Résoudre graphiquement</text:span><text:span text:style-name="T31"> </text:span><text:span text:style-name="T15">f</text:span><text:span text:style-name="T31"> (</text:span><text:span text:style-name="T15">x</text:span><text:span text:style-name="T31">)</text:span><text:span text:style-name="T49"> &gt; </text:span><text:span text:style-name="T15">g</text:span><text:span text:style-name="T48"> (</text:span><text:span text:style-name="T15">x</text:span><text:span text:style-name="T48">)</text:span></text:p>
              </text:list-item>
            </text:list>
          </text:list-item>
        </text:list>
        <text:p text:style-name="P5"/>
        <text:list xml:id="list75805442491062" text:continue-numbering="true" text:style-name="Exos">
          <text:list-item>
            <text:p text:style-name="P38"><text:span text:style-name="T47">Soit </text:span><text:span text:style-name="T14">f</text:span> <text:span text:style-name="T47">définie sur </text:span><text:span text:style-name="T5">ℝ</text:span>*<text:span text:style-name="T47"> par </text:span><text:span text:style-name="T23">x</text:span><text:span text:style-name="T47"> </text:span><text:span text:style-name="T47"><draw:g text:anchor-type="as-char" svg:y="-0.21cm" draw:z-index="7" draw:style-name="gr1"><draw:line draw:style-name="gr2" draw:text-style-name="P40" svg:x1="0cm" svg:y1="-0.001cm" svg:x2="0cm" svg:y2="0.169cm"><text:p/></draw:line><draw:line draw:style-name="gr2" draw:text-style-name="P40" svg:x1="0cm" svg:y1="0.083cm" svg:x2="0.45cm" svg:y2="0.083cm"><text:p/></draw:line><draw:line draw:style-name="gr2" draw:text-style-name="P40" svg:x1="0.449cm" svg:y1="0.084cm" svg:x2="0.373cm" svg:y2="-0.001cm"><text:p/></draw:line><draw:line draw:style-name="gr2" draw:text-style-name="P40" svg:x1="0.449cm" svg:y1="0.083cm" svg:x2="0.373cm" svg:y2="0.168cm"><text:p/></draw:line></draw:g></text:span><text:span text:style-name="T47"><text:s/></text:span><text:span text:style-name="T47"><draw:frame draw:style-name="fr1" draw:name="Objet10" text:anchor-type="as-char" svg:y="-0.716cm" svg:width="2.125cm" svg:height="1.166cm" draw:z-index="12"><draw:object xlink:href="./Object 7" xlink:type="simple" xlink:show="embed" xlink:actuate="onLoad"/><draw:image xlink:href="./ObjectReplacements/Object 7" xlink:type="simple" xlink:show="embed" xlink:actuate="onLoad"/></draw:frame></text:span></text:p>
            <text:list>
              <text:list-item>
                <text:p text:style-name="P22"><text:span text:style-name="T35">Déterminer les images de –</text:span><text:span text:style-name="T51">1 ; 0,5 et </text:span><text:span text:style-name="T51"><draw:frame draw:style-name="fr1" draw:name="Objet12" text:anchor-type="as-char" svg:y="-0.619cm" svg:width="1.102cm" svg:height="1.018cm" draw:z-index="17"><draw:object xlink:href="./Object 9" xlink:type="simple" xlink:show="embed" xlink:actuate="onLoad"/><draw:image xlink:href="./ObjectReplacements/Object 9" xlink:type="simple" xlink:show="embed" xlink:actuate="onLoad"/></draw:frame></text:span><text:span text:style-name="T33">.</text:span></text:p>
              </text:list-item>
              <text:list-item>
                <text:p text:style-name="P23"><text:span text:style-name="T33">L</text:span><text:span text:style-name="T36">e nombre 2 est-il un antécédent de </text:span><text:span text:style-name="T36"><draw:frame draw:style-name="fr1" draw:name="Objet16" text:anchor-type="as-char" svg:y="-0.621cm" svg:width="0.822cm" svg:height="1cm" draw:z-index="18"><draw:object xlink:href="./Object 16" xlink:type="simple" xlink:show="embed" xlink:actuate="onLoad"/><draw:image xlink:href="./ObjectReplacements/Object 16" xlink:type="simple" xlink:show="embed" xlink:actuate="onLoad"/></draw:frame></text:span><text:span text:style-name="T25"><text:s/></text:span><text:span text:style-name="T36">par </text:span><text:span text:style-name="T17">f </text:span>?</text:p>
              </text:list-item>
              <text:list-item>
                <text:p text:style-name="P24"><text:span text:style-name="T52">Le point A(–1 ; –3) appartient-il à C</text:span><text:span text:style-name="T18">f </text:span>?<text:line-break/><text:span text:style-name="T52">Et le point </text:span><text:span text:style-name="T52"><draw:frame draw:style-name="fr1" draw:name="Objet14" text:anchor-type="as-char" svg:y="-0.672cm" svg:width="3.254cm" svg:height="1.122cm" draw:z-index="19"><draw:object xlink:href="./Object 15" xlink:type="simple" xlink:show="embed" xlink:actuate="onLoad"/><draw:image xlink:href="./ObjectReplacements/Object 15" xlink:type="simple" xlink:show="embed" xlink:actuate="onLoad"/></draw:frame></text:span><text:span text:style-name="T52"> ?</text:span></text:p>
              </text:list-item>
              <text:list-item>
                <text:p text:style-name="P24"><text:span text:style-name="T25">T</text:span><text:span text:style-name="T37">racer C</text:span><text:span text:style-name="T18">f </text:span><text:span text:style-name="T35">dans un repère </text:span><text:span text:style-name="T35"><draw:frame draw:style-name="fr1" draw:name="Objet11" text:anchor-type="as-char" svg:y="-0.42cm" svg:width="1.713cm" svg:height="0.547cm" draw:z-index="13"><draw:object xlink:href="./Object 8" xlink:type="simple" xlink:show="embed" xlink:actuate="onLoad"/><draw:image xlink:href="./ObjectReplacements/Object 8" xlink:type="simple" xlink:show="embed" xlink:actuate="onLoad"/></draw:frame></text:span><text:span text:style-name="T35"><text:s/>d'unité 1 cm</text:span>.</text:p>
              </text:list-item>
              <text:list-item>
                <text:p text:style-name="P22"><text:span text:style-name="T49">Résoudre graphiquement</text:span><text:span text:style-name="T31"> </text:span><text:span text:style-name="T15">f</text:span><text:span text:style-name="T31"> (</text:span><text:span text:style-name="T15">x</text:span><text:span text:style-name="T31">)</text:span><text:span text:style-name="T49"> &gt; </text:span><text:span text:style-name="T15">x.</text:span></text:p>
              </text:list-item>
            </text:list>
          </text:list-item>
        </text:list>
        <text:p text:style-name="P6"/>
        <text:list xml:id="list75804935353656" text:continue-numbering="true" text:style-name="Exos">
          <text:list-item>
            <text:p text:style-name="Exos"><text:span text:style-name="T53">Soit ABC un triangle rectangle en A tel que AB=4 et AC=8 et M un point de [AB]. La parallèle à (AC) passant par M coupe (BC) en N et la parallèle à (AB) passant par N coupe (AC) en P. On pose AM=</text:span><text:span text:style-name="T24">x</text:span> <text:span text:style-name="T53">et on appelle </text:span><text:span text:style-name="T19">f</text:span><text:span text:style-name="T53"> (</text:span><text:span text:style-name="T19">x</text:span><text:span text:style-name="T53">)</text:span> <text:span text:style-name="T53">l'aire du rectangle AMNP et </text:span><text:span text:style-name="T19">g</text:span><text:span text:style-name="T53"> (</text:span><text:span text:style-name="T19">x</text:span><text:span text:style-name="T53">)</text:span> <text:span text:style-name="T53">l'aire du triangle CPN rectangle en P.</text:span></text:p>
            <text:list>
              <text:list-item>
                <text:p text:style-name="P32">Déterminer <text:span text:style-name="T9">D</text:span> l'ensemble de définition de <text:span text:style-name="T9">f</text:span> et <text:span text:style-name="T9">g</text:span>.</text:p>
              </text:list-item>
              <text:list-item>
                <text:p text:style-name="P32">Montrer que <draw:frame draw:style-name="fr1" draw:name="Objet15" text:anchor-type="as-char" svg:y="-0.377cm" svg:width="2.531cm" svg:height="0.504cm" draw:z-index="15"><draw:object xlink:href="./Object 11" xlink:type="simple" xlink:show="embed" xlink:actuate="onLoad"/><draw:image xlink:href="./ObjectReplacements/Object 11" xlink:type="simple" xlink:show="embed" xlink:actuate="onLoad"/></draw:frame>.</text:p>
              </text:list-item>
              <text:list-item>
                <text:p text:style-name="P25"><text:span text:style-name="T53">Exprimer </text:span><text:span text:style-name="T19">f</text:span><text:span text:style-name="T53"> (</text:span><text:span text:style-name="T19">x</text:span><text:span text:style-name="T53">)</text:span> <text:span text:style-name="T53">et </text:span><text:span text:style-name="T19">g</text:span><text:span text:style-name="T53"> (</text:span><text:span text:style-name="T19">x</text:span><text:span text:style-name="T53">)</text:span> <text:span text:style-name="T53">en fonction de </text:span><text:span text:style-name="T24">x</text:span>.</text:p>
              </text:list-item>
              <text:list-item>
                <text:p text:style-name="P25"><text:span text:style-name="T53">Tracer C</text:span><text:span text:style-name="T19">f</text:span><text:span text:style-name="T38"> et C</text:span><text:span text:style-name="T19">g</text:span><text:span text:style-name="T38">.</text:span></text:p>
              </text:list-item>
              <text:list-item>
                <text:p text:style-name="P29">Déduire du graphique la position de M pour laquelle le rectangle AMNP est le plus grand possible.</text:p>
              </text:list-item>
              <text:list-item>
                <text:p text:style-name="P29">Déduire de même les positions de M pour lesquelles AMNP est plus grand que CPN.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OpenSymbol" svg:font-family="OpenSymbol" style:font-pitch="variable" style:font-charset="x-symbol"/>
    <style:font-face style:name="StarSymbol" svg:font-family="StarSymbol"/>
    <style:font-face style:name="Tahoma3" svg:font-family="Tahoma"/>
    <style:font-face style:name="Gothic" svg:font-family="Gothic" style:font-pitch="variable"/>
    <style:font-face style:name="Lucida Sans Unicode1" svg:font-family="'Lucida Sans Unicode'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06cm" draw:dots2="1" draw:dots2-length="0.006cm" draw:distance="0.006cm"/>
    <draw:stroke-dash draw:name="Dashed_20__28_var_29__20_82" draw:display-name="Dashed (var) 82" draw:style="rect" draw:dots1="1" draw:dots1-length="0.006cm" draw:dots2="1" draw:dots2-length="0.006cm" draw:distance="0.006cm"/>
    <draw:stroke-dash draw:name="Dashed_20__28_var_29__20_83" draw:display-name="Dashed (var) 83" draw:style="rect" draw:dots1="1" draw:dots1-length="0.006cm" draw:dots2="1" draw:dots2-length="0.006cm" draw:distance="0.006cm"/>
    <draw:stroke-dash draw:name="Dashed_20__28_var_29__20_84" draw:display-name="Dashed (var) 84" draw:style="rect" draw:dots1="1" draw:dots1-length="0.006cm" draw:dots2="1" draw:dots2-length="0.006cm" draw:distance="0.006cm"/>
    <draw:stroke-dash draw:name="Dashed_20__28_var_29__20_85" draw:display-name="Dashed (var) 85" draw:style="rect" draw:dots1="1" draw:dots1-length="0.006cm" draw:dots2="1" draw:dots2-length="0.006cm" draw:distance="0.006cm"/>
    <draw:stroke-dash draw:name="Dashed_20__28_var_29__20_86" draw:display-name="Dashed (var) 86" draw:style="rect" draw:dots1="1" draw:dots1-length="0.006cm" draw:dots2="1" draw:dots2-length="0.006cm" draw:distance="0.006cm"/>
    <draw:stroke-dash draw:name="Dashed_20__28_var_29__20_87" draw:display-name="Dashed (var) 87" draw:style="rect" draw:dots1="1" draw:dots1-length="0.006cm" draw:dots2="1" draw:dots2-length="0.006cm" draw:distance="0.006cm"/>
    <draw:stroke-dash draw:name="Dashed_20__28_var_29__20_88" draw:display-name="Dashed (var) 88" draw:style="rect" draw:dots1="1" draw:dots1-length="0.006cm" draw:dots2="1" draw:dots2-length="0.006cm" draw:distance="0.006cm"/>
    <draw:stroke-dash draw:name="Dashed_20__28_var_29__20_89" draw:display-name="Dashed (var) 89" draw:style="rect" draw:dots1="1" draw:dots1-length="0.006cm" draw:dots2="1" draw:dots2-length="0.006cm" draw:distance="0.006cm"/>
    <draw:stroke-dash draw:name="Dashed_20__28_var_29__20_90" draw:display-name="Dashed (var) 90" draw:style="rect" draw:dots1="1" draw:dots1-length="0.006cm" draw:dots2="1" draw:dots2-length="0.006cm" draw:distance="0.006cm"/>
    <draw:stroke-dash draw:name="Dashed_20__28_var_29__20_91" draw:display-name="Dashed (var) 91" draw:style="rect" draw:dots1="1" draw:dots1-length="0.006cm" draw:dots2="1" draw:dots2-length="0.006cm" draw:distance="0.006cm"/>
    <draw:stroke-dash draw:name="Dashed_20__28_var_29__20_92" draw:display-name="Dashed (var) 92" draw:style="rect" draw:dots1="1" draw:dots1-length="0.006cm" draw:dots2="1" draw:dots2-length="0.006cm" draw:distance="0.006cm"/>
    <draw:stroke-dash draw:name="Dashed_20__28_var_29__20_93" draw:display-name="Dashed (var) 93" draw:style="rect" draw:dots1="1" draw:dots1-length="0.006cm" draw:dots2="1" draw:dots2-length="0.006cm" draw:distance="0.006cm"/>
    <draw:stroke-dash draw:name="Dashed_20__28_var_29__20_94" draw:display-name="Dashed (var) 94" draw:style="rect" draw:dots1="1" draw:dots1-length="0.006cm" draw:dots2="1" draw:dots2-length="0.006cm" draw:distance="0.006cm"/>
    <draw:stroke-dash draw:name="Dashed_20__28_var_29__20_95" draw:display-name="Dashed (var) 95" draw:style="rect" draw:dots1="1" draw:dots1-length="0.006cm" draw:dots2="1" draw:dots2-length="0.006cm" draw:distance="0.006cm"/>
    <draw:stroke-dash draw:name="Dashed_20__28_var_29__20_96" draw:display-name="Dashed (var) 96" draw:style="rect" draw:dots1="1" draw:dots1-length="0.006cm" draw:dots2="1" draw:dots2-length="0.006cm" draw:distance="0.006cm"/>
    <draw:stroke-dash draw:name="Dashed_20__28_var_29__20_97" draw:display-name="Dashed (var) 97" draw:style="rect" draw:dots1="1" draw:dots1-length="0.006cm" draw:dots2="1" draw:dots2-length="0.006cm" draw:distance="0.006cm"/>
    <draw:stroke-dash draw:name="Dashed_20__28_var_29__20_98" draw:display-name="Dashed (var) 98" draw:style="rect" draw:dots1="1" draw:dots1-length="0.006cm" draw:dots2="1" draw:dots2-length="0.006cm" draw:distance="0.006cm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20pt" fo:language="en" fo:country="GB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Exos" style:family="paragraph" style:parent-style-name="Standard" style:next-style-name="Standard" style:list-style-name="Exos">
      <style:paragraph-properties fo:padding="0cm" fo:border-left="none" fo:border-right="none" fo:border-top="0.74pt solid #000000" fo:border-bottom="none" style:shadow="non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Exos">
      <text:list-level-style-number text:level="1" text:style-name="Numbering_20_Symbols" style:num-prefix="Ex " style:num-suffix=" - " style:num-format="1">
        <style:list-level-properties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bullet text:level="3" text:style-name="Bullet_20_Symbols" text:bullet-char="•">
        <style:list-level-properties text:space-before="1.905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499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Windows_X86_64 LibreOffice_project/5896ab1714085361c45cf540f76f60673dd96a72</meta:generator>
    <meta:initial-creator>Fontanet</meta:initial-creator>
    <meta:creation-date>2006-04-06T23:12:00</meta:creation-date>
    <dc:date>2019-11-08T07:58:03.258000000</dc:date>
    <meta:print-date>2012-09-28T01:38:56.020000000</meta:print-date>
    <dc:language>fr-FR</dc:language>
    <meta:editing-cycles>94</meta:editing-cycles>
    <meta:editing-duration>PT12H16M41S</meta:editing-duration>
    <meta:document-statistic meta:table-count="1" meta:image-count="0" meta:object-count="13" meta:page-count="1" meta:paragraph-count="67" meta:word-count="599" meta:character-count="2701" meta:non-whitespace-character-count="219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frac>
      <mn>1</mn>
      <mrow>
        <msup>
          <mi>x</mi>
          <mn>2</mn>
        </msup>
        <mo stretchy="false">−</mo>
        <mn>1</mn>
      </mrow>
    </mfrac>
    <annotation encoding="StarMath 5.0">{1} over {x^2-1}</annotation>
  </semantics>
</math>
</file>

<file path=Object 11/content.xml><?xml version="1.0" encoding="utf-8"?>
<math xmlns="http://www.w3.org/1998/Math/MathML" display="block">
  <semantics>
    <mrow>
      <mrow>
        <mtext>PA</mtext>
        <mo stretchy="false">=</mo>
        <mn>2</mn>
      </mrow>
      <mrow>
        <mo fence="true" stretchy="false">(</mo>
        <mrow>
          <mrow>
            <mn>4</mn>
            <mo stretchy="false">−</mo>
            <mi>x</mi>
          </mrow>
        </mrow>
        <mo fence="true" stretchy="false">)</mo>
      </mrow>
    </mrow>
    <annotation encoding="StarMath 5.0">alignc "PA"=2 ({4}-x)</annotation>
  </semantics>
</math>
</file>

<file path=Object 12/content.xml><?xml version="1.0" encoding="utf-8"?>
<math xmlns="http://www.w3.org/1998/Math/MathML" display="block">
  <semantics>
    <mfrac>
      <mi>x</mi>
      <mrow>
        <mi>x</mi>
        <mo stretchy="false">−</mo>
        <mn>1</mn>
      </mrow>
    </mfrac>
    <annotation encoding="StarMath 5.0">x over {x-1}</annotation>
  </semantics>
</math>
</file>

<file path=Object 15/content.xml><?xml version="1.0" encoding="utf-8"?>
<math xmlns="http://www.w3.org/1998/Math/MathML" display="block">
  <semantics>
    <mrow>
      <mtext>B</mtext>
      <mrow>
        <mo fence="true" stretchy="true">(</mo>
        <mrow>
          <mrow>
            <mfrac>
              <mn>1</mn>
              <mrow>
                <mi mathvariant="normal">π</mi>
                <mo stretchy="false">−</mo>
                <mn>1</mn>
              </mrow>
            </mfrac>
            <mstyle mathvariant="normal">
              <mi mathvariant="normal">;</mi>
            </mstyle>
            <mn>6</mn>
            <mn>,8696</mn>
          </mrow>
        </mrow>
        <mo fence="true" stretchy="true">)</mo>
      </mrow>
    </mrow>
    <annotation encoding="StarMath 5.0">"B" left (     {1}over{%pi-1} nitalic ; 6,8696 right ) </annotation>
  </semantics>
</math>
</file>

<file path=Object 16/content.xml><?xml version="1.0" encoding="utf-8"?>
<math xmlns="http://www.w3.org/1998/Math/MathML" display="block">
  <semantics>
    <mrow>
      <mi>–</mi>
      <mfrac>
        <mn>3</mn>
        <mn>4</mn>
      </mfrac>
    </mrow>
    <annotation encoding="StarMath 5.0">–{3}over{4}</annotation>
  </semantics>
</math>
</file>

<file path=Object 2/content.xml><?xml version="1.0" encoding="utf-8"?>
<math xmlns="http://www.w3.org/1998/Math/MathML">
  <semantics>
    <mrow>
      <mfrac>
        <mrow>
          <mn>2</mn>
        </mrow>
        <mrow>
          <mrow>
            <mi>x</mi>
            <mo stretchy="false">−</mo>
            <mo stretchy="false">π</mo>
          </mrow>
        </mrow>
      </mfrac>
    </mrow>
    <annotation encoding="StarMath 5.0">{2} over {x- %pi }</annotation>
  </semantics>
</math>
</file>

<file path=Object 3/content.xml><?xml version="1.0" encoding="utf-8"?>
<math xmlns="http://www.w3.org/1998/Math/MathML" display="block">
  <semantics>
    <mfrac>
      <mrow>
        <mn>2</mn>
        <mi>x</mi>
      </mrow>
      <mrow>
        <msup>
          <mi>x</mi>
          <mn>2</mn>
        </msup>
        <mo stretchy="false">+</mo>
        <mn>1</mn>
      </mrow>
    </mfrac>
    <annotation encoding="StarMath 5.0">{2x} over {x^{2}+{1}}</annotation>
  </semantics>
</math>
</file>

<file path=Object 4/content.xml><?xml version="1.0" encoding="utf-8"?>
<math xmlns="http://www.w3.org/1998/Math/MathML" display="block">
  <semantics>
    <mfrac>
      <mi>x</mi>
      <mn>5</mn>
    </mfrac>
    <annotation encoding="StarMath 5.0">x over {5}</annotation>
  </semantics>
</math>
</file>

<file path=Object 5/content.xml><?xml version="1.0" encoding="utf-8"?>
<math xmlns="http://www.w3.org/1998/Math/MathML" display="block">
  <semantics>
    <mfrac>
      <mi>x</mi>
      <mn>5</mn>
    </mfrac>
    <annotation encoding="StarMath 5.0">x over {5}</annotation>
  </semantics>
</math>
</file>

<file path=Object 6/content.xml><?xml version="1.0" encoding="utf-8"?>
<math xmlns="http://www.w3.org/1998/Math/MathML" display="block">
  <semantics>
    <mfrac>
      <mrow>
        <mn>1</mn>
        <mo stretchy="false">−</mo>
        <msup>
          <mi>x</mi>
          <mn>2</mn>
        </msup>
      </mrow>
      <mrow>
        <mn>1</mn>
        <mo stretchy="false">−</mo>
        <mi>x</mi>
      </mrow>
    </mfrac>
    <annotation encoding="StarMath 5.0">{{1}-x^{2}}over{{1}-x}</annotation>
  </semantics>
</math>
</file>

<file path=Object 7/content.xml><?xml version="1.0" encoding="utf-8"?>
<math xmlns="http://www.w3.org/1998/Math/MathML" display="block">
  <semantics>
    <mrow>
      <msup>
        <mrow>
          <mo fence="true" stretchy="true">(</mo>
          <mrow>
            <mrow>
              <mn>1</mn>
              <mo stretchy="false">+</mo>
              <mfrac>
                <mn>1</mn>
                <mi>x</mi>
              </mfrac>
            </mrow>
          </mrow>
          <mo fence="true" stretchy="true">)</mo>
        </mrow>
        <mn>2</mn>
      </msup>
      <mo stretchy="false">−</mo>
      <mn>3</mn>
    </mrow>
    <annotation encoding="StarMath 5.0"> left({1}+{1} over {x} right)^{2} - 3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style mathvariant="normal">
            <mtext>O</mtext>
          </mstyle>
          <mstyle mathvariant="normal">
            <mi mathvariant="normal">;</mi>
          </mstyle>
          <mover accent="true">
            <mi>i</mi>
            <mo stretchy="false">⃗</mo>
          </mover>
          <mstyle mathvariant="normal">
            <mi mathvariant="normal">;</mi>
          </mstyle>
          <mover accent="true">
            <mi>j</mi>
            <mo stretchy="false">⃗</mo>
          </mover>
        </mrow>
      </mrow>
      <mo fence="true" stretchy="false">)</mo>
    </mrow>
    <annotation encoding="StarMath 5.0">(nitalic "O" nitalic ; vec {i} nitalic ; vec {j})</annotation>
  </semantics>
</math>
</file>

<file path=Object 9/content.xml><?xml version="1.0" encoding="utf-8"?>
<math xmlns="http://www.w3.org/1998/Math/MathML" display="block">
  <semantics>
    <mfrac>
      <mn>1</mn>
      <mrow>
        <mi mathvariant="normal">π</mi>
        <mo stretchy="false">−</mo>
        <mn>1</mn>
      </mrow>
    </mfrac>
    <annotation encoding="StarMath 5.0">1 over {%pi-1}</annotation>
  </semantics>
</math>
</file>